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293de" officeooo:paragraph-rsid="001293d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1293de" officeooo:paragraph-rsid="001293d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de la bases de datos</text:p>
      <text:p text:style-name="P2"/>
      <text:p text:style-name="P2">Poisbles redundancias e incosistencias de datos:</text:p>
      <text:p text:style-name="P2"><text:tab/>Que el precio del descuento de una oferta no coincida con el precio pagado en una venta con esa oferta. (Que no se haya contado la oferta)</text:p>
      <text:p text:style-name="P2"><text:tab/>Que una venta no este relacionada a traves de Vendido con una Edicion. Esto puede ocurrir si se sube a la base de datos una Venta sin relacionarla a traves de ven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3:50:16.355604781</meta:creation-date>
    <dc:date>2016-10-14T13:57:00.558758298</dc:date>
    <meta:editing-duration>PT6M44S</meta:editing-duration>
    <meta:editing-cycles>1</meta:editing-cycles>
    <meta:document-statistic meta:table-count="0" meta:image-count="0" meta:object-count="0" meta:page-count="1" meta:paragraph-count="4" meta:word-count="71" meta:character-count="384" meta:non-whitespace-character-count="315"/>
    <meta:generator>LibreOffice/5.1.4.2$Linux_X86_64 LibreOffice_project/10m0$Build-2</meta:generator>
  </office:meta>
</office:document-meta>
</file>